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fo:margin-top="0mm" fo:margin-bottom="1.99mm" table:align="right" style:shadow="none"/>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99mm" fo:border="none"/>
    </style:style>
    <style:style style:name="P1" style:family="paragraph" style:parent-style-name="Title" style:master-page-name="Portrait_2c__20_3_2f_4_22__20_margins">
      <style:paragraph-properties style:page-number="auto"/>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222222" style:font-name="Arial2"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style:font-name="Arial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or</text:p>
      <text:p text:style-name="_2a__2a__2a__2a__2a__20__20__20__20__20__20__20_Hidden_20__20__20__20__20__20__2a__2a__2a__2a__2a_">Don Peterson <text:s text:c="7"/>Words: <text:word-count>1258</text:word-count> </text:p>
      <text:p text:style-name="Subtitle"><text:a xlink:type="simple" xlink:href="mailto:someonesdad1@gmail.com" text:style-name="Internet_20_link" text:visited-style-name="Visited_20_Internet_20_Link">someonesdad1@gmail.com</text:a> 29 Mar 2022</text:p>
      <text:p text:style-name="Text_20_body">In March of 2022 I was again interested is displaying colors on my monitor and updating some of the ANSI escape code sequences in libraries I had written for python scripts. <text:s/>I had also gotten disgusted with the more than 10<text:span text:style-name="T2">4</text:span> color names I had collected over the years (with about 1/3 of them being duplicates) and wondered if there was a simpler system. <text:s/>This led to a rabbit hole.</text:p>
      <text:p text:style-name="Text_20_body">This rabbit hole is that color seems pretty simple to the physicist, who just thinks in terms of a wavelength on a dial from a monochromator that uses a diffraction grating to separate out the colors of a light spectrum from a continuous light source (e.g., a lamp). <text:s/>The rabbit hole exists because of the way the human eye converts these wavelengths to signals which are interpreted by the human's brain. <text:s/>This neuro-perception of the color is the rabbit's shovel. <text:s/>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quantify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rgb.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text:p>
      <text:h text:style-name="Heading_20_1" text:outline-level="1">Principles</text:h>
      <text:p text:style-name="Text_20_body"><text:span text:style-name="T1">Grassman's law</text:span>: <text:s/>if two colors are indistinguishable (metamers), you can add another color to both of them equally and they will still appear to be equal colors. <text:s/>This is an empirical result about light mixing that it is additive and linear. <text:s/>Grassman found that, within limits, an arbitrary color can be perceived from a mixture of three colored lights, as long as the three colored lights are linearly independent (one isn't a sum of the other two).</text:p>
      <text:p text:style-name="Text_20_body"><text:span text:style-name="T1">Wright and Guild experiments in late 1920's</text:span>: <text:s/>These experiments on 17 test subjects investigated <text:soft-page-break/>the nature of human vision, starting with Grassman's result. <text:s/>These measurements were with a light patch that subtended 2<text:span text:style-name="T5">° for the observer, matching the angular spread of the fovea in the eye.</text:span></text:p>
      <text:p text:style-name="Text_20_body">The human eye cannot separate a perceived color into its spectral content as the ear can do with sound. <text:s/>A given perceived color can be achieved in many different ways [<text:span text:style-name="Reference">cp</text:span>].</text:p>
      <text:p text:style-name="Text_20_body"><text:span text:style-name="T1">CIE 1931 Chromaticity diagram</text:span>: <text:s/>This diagram [<text:span text:style-name="Reference">cd1931</text:span>] includes the spectral colors along the boundary. <text:s/>Inside are all the other colors that humans are able to perceive. <text:s/>These colors are located on the diagram by two coordinates, x and y. <text:s/>The CIE 1976 chromaticity diagram [<text:span text:style-name="Reference">cd1976</text:span>] tries to address the overly large representations of greens on the 1931 diagram by using a projective transformation to change the coordinates. <text:s/>The overall information is the same, but the new coordinates u', v' are more convenient for comparing two different colors, as their Euclidean distance in this space is roughly equal to how different humans perceive the two colors.</text:p>
      <text:h text:style-name="Heading_20_1" text:outline-level="1">Experiments</text:h>
      <text:h text:style-name="Heading_20_2" text:outline-level="2">Linear combinations</text:h>
      <text:p text:style-name="Text_20_body">The chromaticity diagram is used with the notion that two pairs of colors on or in the diagram can be combined to give a color on the line between them. <text:s/>This is just linear interpolation in the space. <text:s/>Pick a color point A and two other pairs BC and DE (all distinct) and derive how to make color A from linear combations of 1) B and C and 2) D and E.</text:p>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able:table-row>
          <table:table-cell table:style-name="Table1.A1" office:value-type="string">
            <text:p text:style-name="Table_20_Contents">ca2016</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401f1830b65a</text:a> This looks at the basics of colorimetry (measurement of color). <text:s/>It makes the cogent comment that this measurement stuff and colorimetry is essentially linear algebra, referring to the metrical mess of coordinate systems and measures that humans have come up with over the last century or so. <text:s/>This is only a part of the much larger field of color science, which includes colorimetry, the much more complicated topic of human perception of color, and presentation/engineering of color. <text:s/>It also includes the science and technology of transforming these "colors" from one representation to another. <text:s/>Here, I'm indirectly referring to an analogy with the relationships between abstract groups and their huge number of representations.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ext:span text:style-name="T4">  There are c</text:span><text:span text:style-name="T3">ollege and graduate school curricula devoted to these topics.</text:span> </text:p>
          </table:table-cell>
        </table:table-row>
        <table:table-row>
          <table:table-cell table:style-name="Table1.A1" office:value-type="string">
            <text:p text:style-name="Table_20_Contents">wpc</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icc</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cie1931</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schils</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cp</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 This is an excellent short <text:soft-page-break/>page on color perception, oriented around the CIE chromaticity diagram.</text:p>
          </table:table-cell>
        </table:table-row>
        <table:table-row>
          <table:table-cell table:style-name="Table1.A1" office:value-type="string">
            <text:p text:style-name="Table_20_Contents">schwartz</text:p>
          </table:table-cell>
          <table:table-cell table:style-name="Table1.A1" office:value-type="string">
            <text:p text:style-name="Table_20_Contents"><text:a xlink:type="simple" xlink:href="https://scholar.harvard.edu/files/schwartz/files/lecture17-color.pdf" text:style-name="Internet_20_link" text:visited-style-name="Visited_20_Internet_20_Link">https://scholar.harvard.edu/files/schwartz/files/lecture17-color.pdf</text:a> This is good document to take a look at.</text:p>
          </table:table-cell>
        </table:table-row>
        <table:table-row>
          <table:table-cell table:style-name="Table1.A1" office:value-type="string">
            <text:p text:style-name="Table_20_Contents">wgsim</text:p>
          </table:table-cell>
          <table:table-cell table:style-name="Table1.A1" office:value-type="string">
            <text:p text:style-name="Table_20_Contents"><text:a xlink:type="simple" xlink:href="https://rgbcmyk.com.ar/en/emulating-the-wright-guild-experiment" text:style-name="Internet_20_link" text:visited-style-name="Visited_20_Internet_20_Link">https://rgbcmyk.com.ar/en/emulating-the-wright-guild-experiment</text:a> discusses an applet (<text:a xlink:type="simple" xlink:href="https://rgbcmyk.com.ar/1931" text:style-name="Internet_20_link" text:visited-style-name="Visited_20_Internet_20_Link">https://rgbcmyk.com.ar/1931</text:a>) that simulates what the observers needed to do to get a color match in the 1931 Wright/Guild experiments. <text:s/>This simulator is an excellent idea and it helps you understand the negative components' behavior in the original experiment.</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www.cvrl.org/" text:style-name="Internet_20_link" text:visited-style-name="Visited_20_Internet_20_Link">http://www.cvrl.org/</text:a> Color &amp; Vision Research Lab, Institute of Ophthalmology, part of Univ. College London.</text:p>
          </table:table-cell>
        </table:table-row>
        <table:table-row>
          <table:table-cell table:style-name="Table1.A1" office:value-type="string">
            <text:p text:style-name="Table_20_Contents">jw</text:p>
          </table:table-cell>
          <table:table-cell table:style-name="Table1.A1" office:value-type="string">
            <text:p text:style-name="Table_20_Contents"><text:a xlink:type="simple" xlink:href="https://www.fourmilab.ch/documents/specrend/" text:style-name="Internet_20_link" text:visited-style-name="Visited_20_Internet_20_Link">https://www.fourmilab.ch/documents/specrend/</text:a> <text:s/>Explains about getting XYZ coordinates and converting from xy to RGB (device) color.</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s://getreuer.info/posts/colorspace/index.html" text:style-name="Internet_20_link" text:visited-style-name="Visited_20_Internet_20_Link">https://getreuer.info/posts/colorspace/index.html</text:a> gives some C++ code for color space transformation functions.</text:p>
          </table:table-cell>
        </table:table-row>
        <table:table-row>
          <table:table-cell table:style-name="Table1.A1" office:value-type="string">
            <text:p text:style-name="Table_20_Contents">cd1931</text:p>
          </table:table-cell>
          <table:table-cell table:style-name="Table1.A1" office:value-type="string">
            <text:p text:style-name="Table_20_Contents"><text:a xlink:type="simple" xlink:href="http://hyperphysics.phy-astr.gsu.edu/hbase/vision/cie.html#c2" text:style-name="Internet_20_link" text:visited-style-name="Visited_20_Internet_20_Link">http://hyperphysics.phy-astr.gsu.edu/hbase/vision/cie.html#c2</text:a> 1931 CIE chromaticity diagram</text:p>
          </table:table-cell>
        </table:table-row>
        <table:table-row>
          <table:table-cell table:style-name="Table1.A1" office:value-type="string">
            <text:p text:style-name="Table_20_Contents">cd1976</text:p>
          </table:table-cell>
          <table:table-cell table:style-name="Table1.A1" office:value-type="string">
            <text:p text:style-name="Table_20_Contents"><text:a xlink:type="simple" xlink:href="http://hyperphysics.phy-astr.gsu.edu/hbase/vision/cie1976.html#c1" text:style-name="Internet_20_link" text:visited-style-name="Visited_20_Internet_20_Link">http://hyperphysics.phy-astr.gsu.edu/hbase/vision/cie1976.html#c1</text:a> 1976 CIE chromaticity diagram</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3333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0" meta:object-count="0" meta:page-count="3" meta:paragraph-count="46" meta:word-count="1258" meta:character-count="8036"/>
    <meta:template xlink:type="simple" xlink:actuate="onRequest" xlink:title="Normal" xlink:href="../Normal.ott" meta:date="2014-12-28T08:19:31.36"/>
  </office:meta>
</office:document-meta>
</file>